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Preformatted_20_Text">
      <style:paragraph-properties fo:margin-top="0cm" fo:margin-bottom="0.499cm" fo:text-align="start" style:justify-single-word="false" style:writing-mode="lr-tb"/>
    </style:style>
    <style:style style:name="P4" style:family="paragraph" style:parent-style-name="Preformatted_20_Text">
      <style:paragraph-properties fo:margin-top="0cm" fo:margin-bottom="0.499cm" fo:text-align="start" style:justify-single-word="false" style:writing-mode="lr-tb"/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'est ce qu'on fait maintenant ?</text:p>
      <text:p text:style-name="P1"/>
      <text:p text:style-name="P1">PAON !</text:p>
      <text:p text:style-name="P4">Peacock And Other Nation !</text:p>
      <text:p text:style-name="P4">Dirigez votre peuple, faites évoluer votre civilisation de paon, tout en cohabitant avec la planète voisine.</text:p>
      <text:p text:style-name="P4">Colonisez, cohabitez ou colonise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çois Espagnet</meta:initial-creator>
    <meta:creation-date>2015-01-23T18:00:55</meta:creation-date>
    <meta:document-statistic meta:table-count="0" meta:image-count="0" meta:object-count="0" meta:page-count="1" meta:paragraph-count="5" meta:word-count="33" meta:character-count="206"/>
    <dc:date>2015-01-24T02:50:57.45</dc:date>
    <dc:creator>François Espagnet</dc:creator>
    <meta:editing-duration>PT7H4M22S</meta:editing-duration>
    <meta:editing-cycles>1</meta:editing-cycles>
    <meta:generator>OpenOffice/4.0.0$Win32 OpenOffice.org_project/400m3$Build-9702</meta:generator>
  </office:meta>
</office:document-meta>
</file>